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text:s/></text:span><text:span text:style-name="T1_2"><text:line-break/></text:span><text:span text:style-name="T1_3">&lt;html<text:s/>lang="es"&gt;<text:s/></text:span><text:span text:style-name="T1_4"><text:line-break/></text:span><text:span text:style-name="T1_5">&lt;head&gt;<text:s/></text:span><text:span text:style-name="T1_6"><text:line-break/></text:span><text:span text:style-name="T1_7"> &lt;meta<text:s/>charset="UTF-8"<text:s/>/&gt;<text:s/></text:span><text:span text:style-name="T1_8"><text:line-break/></text:span><text:span text:style-name="T1_9"> &lt;meta<text:s/>name="viewport"<text:s/>content="width=device-width,<text:s/>initial-scale=1.0"<text:s/>/&gt;<text:s/></text:span><text:span text:style-name="T1_10"><text:line-break/></text:span><text:span text:style-name="T1_11"> &lt;title&gt;ToDo<text:s/>App<text:s/>-<text:s/>Ángeles<text:s/>Maturana&lt;/title&gt;<text:s/></text:span><text:span text:style-name="T1_12"><text:line-break/></text:span><text:span text:style-name="T1_13"> &lt;link<text:s/>rel="stylesheet"<text:s/>href="todo-style.css"<text:s/>/&gt;<text:s/></text:span><text:span text:style-name="T1_14"><text:line-break/></text:span><text:span text:style-name="T1_15">&lt;/head&gt;<text:s/></text:span><text:span text:style-name="T1_16"><text:line-break/></text:span><text:span text:style-name="T1_17">&lt;body&gt;<text:s/></text:span><text:span text:style-name="T1_18"><text:line-break/></text:span><text:span text:style-name="T1_19"> &lt;h1&gt;Lista<text:s/>de<text:s/>Tareas&lt;/h1&gt;<text:s/></text:span><text:span text:style-name="T1_20"><text:line-break/></text:span><text:span text:style-name="T1_21"> &lt;input<text:s/>type="text"<text:s/>id="nueva-tarea"<text:s/>placeholder="Escribe<text:s/>una<text:s/>tarea..."<text:s/>/&gt;<text:s/></text:span><text:span text:style-name="T1_22"><text:line-break/></text:span><text:span text:style-name="T1_23"> &lt;button<text:s/>onclick="agregarTarea()"&gt;Agregar&lt;/button&gt;<text:s/></text:span><text:span text:style-name="T1_24"><text:line-break/></text:span><text:span text:style-name="T1_25"> &lt;ul<text:s/>id="lista-tareas"&gt;&lt;/ul&gt;<text:s/></text:span><text:span text:style-name="T1_26"><text:line-break/></text:span><text:span text:style-name="T1_27"><text:line-break/></text:span><text:span text:style-name="T1_28"> &lt;script<text:s/>src="todo-script.js"&gt;&lt;/script&gt;<text:s/></text:span><text:span text:style-name="T1_29"><text:line-break/></text:span><text:span text:style-name="T1_30">&lt;/body&gt;<text:s/></text:span><text:span text:style-name="T1_31"><text:line-break/></text:span><text:span text:style-name="T1_32">&lt;/html&g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